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vantGarde" svg:font-family="AvantGarde" style:font-family-generic="roman" style:font-pitch="variable"/>
    <style:font-face style:name="CG Times (WN)" svg:font-family="'CG Times (WN)'" style:font-family-generic="roman" style:font-pitch="variable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ans1" svg:font-family="Liberation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4.6cm" fo:margin-left="0cm" fo:margin-top="0cm" fo:margin-bottom="0cm" table:align="left" style:writing-mode="lr-tb"/>
    </style:style>
    <style:style style:name="Tabelle1.A" style:family="table-column">
      <style:table-column-properties style:column-width="1.801cm"/>
    </style:style>
    <style:style style:name="Tabelle1.B" style:family="table-column">
      <style:table-column-properties style:column-width="5.884cm"/>
    </style:style>
    <style:style style:name="Tabelle1.C" style:family="table-column">
      <style:table-column-properties style:column-width="2.304cm"/>
    </style:style>
    <style:style style:name="Tabelle1.D" style:family="table-column">
      <style:table-column-properties style:column-width="2.302cm"/>
    </style:style>
    <style:style style:name="Tabelle1.E" style:family="table-column">
      <style:table-column-properties style:column-width="2.309cm"/>
    </style:style>
    <style:style style:name="Tabelle1.1" style:family="table-row">
      <style:table-row-properties style:min-row-height="0.794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/>
    </style:style>
    <style:style style:name="Tabelle1.2" style:family="table-row">
      <style:table-row-properties style:min-row-height="0.104cm" fo:keep-together="always"/>
    </style:style>
    <style:style style:name="P1" style:family="paragraph" style:parent-style-name="Header">
      <style:paragraph-properties fo:margin-left="0cm" fo:margin-right="-0.002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-0.002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3" style:family="paragraph" style:parent-style-name="Standard">
      <style:paragraph-properties fo:margin-left="0cm" fo:margin-right="-0.002cm" fo:margin-top="0cm" fo:margin-bottom="0cm" loext:contextual-spacing="false" fo:text-indent="0cm" style:auto-text-indent="false"/>
      <style:text-properties style:font-name="LiberationSans" fo:font-size="10pt" fo:language="de" fo:country="DE" style:font-size-asian="10pt" style:language-asian="de" style:country-asian="CH" style:font-name-complex="LiberationSans1" style:font-size-complex="10pt"/>
    </style:style>
    <style:style style:name="P4" style:family="paragraph" style:parent-style-name="Standard">
      <style:paragraph-properties fo:margin-left="5.502cm" fo:margin-right="0cm" fo:margin-top="0cm" fo:margin-bottom="0cm" loext:contextual-spacing="false" fo:text-align="start" style:justify-single-word="false" fo:text-indent="1.251cm" style:auto-text-indent="false"/>
      <style:text-properties style:font-name="Arial Narrow" fo:font-size="11pt" fo:language="de" fo:country="DE" style:font-size-asian="11pt" style:font-size-complex="11pt"/>
    </style:style>
    <style:style style:name="P5" style:family="paragraph" style:parent-style-name="Standard">
      <style:paragraph-properties fo:margin-left="7.502cm" fo:margin-right="0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6" style:family="paragraph" style:parent-style-name="Standard">
      <style:paragraph-properties fo:margin-left="7.502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1pt" fo:language="de" fo:country="DE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1pt" fo:language="en" fo:country="US" fo:font-weight="bold" style:font-size-asian="11pt" style:language-asian="de" style:country-asian="LU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4pt" fo:language="de" fo:country="DE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style:font-size-asian="10pt" style:language-asian="de" style:country-asian="LU" style:font-name-complex="Arial1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fo:font-weight="bold" style:font-size-asian="10pt" style:language-asian="de" style:country-asian="LU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Sans" fo:font-size="10pt" fo:language="de" fo:country="DE" style:font-size-asian="10pt" style:language-asian="de" style:country-asian="CH" style:font-name-complex="LiberationSans1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language="en" fo:country="US" style:language-asian="en" style:country-asian="US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language="en" fo:country="US" style:language-asian="de" style:country-asian="LU" style:font-name-complex="Arial1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11pt" fo:language="en" fo:country="US" fo:font-weight="bold" style:font-size-asian="11pt" style:language-asian="de" style:country-asian="LU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left="6.244cm" fo:margin-right="0cm" fo:margin-top="0cm" fo:margin-bottom="0cm" loext:contextual-spacing="false" fo:text-align="start" style:justify-single-word="false" fo:text-indent="1.249cm" style:auto-text-indent="false"/>
      <style:text-properties style:font-name="Arial Narrow" fo:font-size="11pt" fo:language="de" fo:country="DE" style:font-size-asian="11pt" style:font-size-complex="11pt"/>
    </style:style>
    <style:style style:name="P18" style:family="paragraph" style:parent-style-name="Standard" style:master-page-name="Standard">
      <style:paragraph-properties fo:margin-left="5.502cm" fo:margin-right="0cm" fo:margin-top="0cm" fo:margin-bottom="0cm" loext:contextual-spacing="false" fo:text-align="start" style:justify-single-word="false" fo:text-indent="1.251cm" style:auto-text-indent="false" style:page-number="auto"/>
      <style:text-properties style:font-name="Arial Narrow" fo:font-size="11pt" fo:language="de" fo:country="DE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officeooo:rsid="0017ef6a" officeooo:paragraph-rsid="0017ef6a" style:font-size-asian="10pt" style:language-asian="de" style:country-asian="LU" style:font-name-complex="Arial1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fo:font-weight="bold" officeooo:rsid="0017ef6a" officeooo:paragraph-rsid="0017ef6a" style:font-size-asian="10pt" style:language-asian="de" style:country-asian="LU" style:font-weight-asian="bold" style:font-name-complex="Arial1" style:font-size-complex="10pt"/>
    </style:style>
    <style:style style:name="T1" style:family="text">
      <style:text-properties style:font-name="Arial Narrow" fo:font-size="11pt" fo:language="de" fo:country="DE" style:font-size-asian="11pt" style:font-size-complex="11pt"/>
    </style:style>
    <style:style style:name="T2" style:family="text">
      <style:text-properties officeooo:rsid="0017ef6a"/>
    </style:style>
    <style:style style:name="T3" style:family="text">
      <style:text-properties officeooo:rsid="00190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6">[onshow.firma]</text:p>
      <text:p text:style-name="P6">[onshow.adresse]</text:p>
      <text:p text:style-name="P6">[onshow.plz] [onshow.ort]</text:p>
      <text:p text:style-name="P5"/>
      <text:p text:style-name="P7"/>
      <text:p text:style-name="P7"/>
      <text:p text:style-name="P7"><text:tab/><text:tab/><text:tab/><text:tab/><text:tab/><text:tab/></text:p>
      <text:p text:style-name="P17">[onshow.firma_ort], den [onshow.datum_angebot]</text:p>
      <text:p text:style-name="P7"/>
      <text:p text:style-name="P8"/>
      <text:p text:style-name="P10"/>
      <text:p text:style-name="P10">ANGEBOT [onshow.nr_angebot]</text:p>
      <text:p text:style-name="P7"/>
      <text:p text:style-name="P7">Sehr geehrte Damen und Herren!</text:p>
      <text:p text:style-name="P7"/>
      <text:p text:style-name="P7">Hiermit unterbreiten wir Ihnen folgendes Angebot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6">Anzahl<text:line-break/></text:p>
          </table:table-cell>
          <table:table-cell table:style-name="Tabelle1.A1" office:value-type="string">
            <text:p text:style-name="P9">Artikel</text:p>
          </table:table-cell>
          <table:table-cell table:style-name="Tabelle1.A1" office:value-type="string">
            <text:p text:style-name="P9">Einzelpreis<text:line-break/><text:span text:style-name="T3">(€)</text:span></text:p>
          </table:table-cell>
          <table:table-cell table:style-name="Tabelle1.A1" office:value-type="string">
            <text:p text:style-name="P9">Einheit</text:p>
          </table:table-cell>
          <table:table-cell table:style-name="Tabelle1.A1" office:value-type="string">
            <text:p text:style-name="P9">Bruttopreis<text:line-break/><text:span text:style-name="T3">(€)</text:span></text:p>
          </table:table-cell>
        </table:table-row>
        <table:table-row table:style-name="Tabelle1.2">
          <table:table-cell table:style-name="Tabelle1.A1" office:value-type="string">
            <text:p text:style-name="P15">[b;block=begin][b.anz]</text:p>
          </table:table-cell>
          <table:table-cell table:style-name="Tabelle1.A1" office:value-type="string">
            <text:p text:style-name="P11">[b.bez]</text:p>
          </table:table-cell>
          <table:table-cell table:style-name="Tabelle1.A1" office:value-type="string">
            <text:p text:style-name="P11"><text:span text:style-name="T2">[b.einzelpreis]</text:span></text:p>
          </table:table-cell>
          <table:table-cell table:style-name="Tabelle1.A1" office:value-type="string">
            <text:p text:style-name="P11">[b.einheit]</text:p>
          </table:table-cell>
          <table:table-cell table:style-name="Tabelle1.A1" office:value-type="string">
            <text:p text:style-name="P19">[b.preis]</text:p>
          </table:table-cell>
        </table:table-row>
        <table:table-row table:style-name="Tabelle1.2">
          <table:table-cell table:style-name="Tabelle1.A1" office:value-type="string">
            <text:p text:style-name="P14">[b;block=end]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</table:table-row>
        <table:table-row table:style-name="Tabelle1.2"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2">Summe Angebot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20">[onshow.summe_ang] <text:span text:style-name="T3">€</text:span></text:p>
          </table:table-cell>
        </table:table-row>
      </table:table>
      <text:p text:style-name="P2"/>
      <text:p text:style-name="P2"/>
      <text:p text:style-name="P1"><text:span text:style-name="T1">Für w</text:span><text:bookmark text:name="_GoBack"/><text:span text:style-name="T1">eitere Fragen stehen wir Ihnen gerne zur Verfügung!</text:span></text:p>
      <text:p text:style-name="P2"/>
      <text:p text:style-name="P13">Gemäß § 19 Abs. 1 UStG wird keine Umsatzsteuer ausgewiesen.</text:p>
      <text:p text:style-name="P3">Zahlungsbedingung: zahlbar innerhalb 14 Tage ab Rechnungsdatum</text:p>
      <text:p text:style-name="P2"/>
      <text:p text:style-name="P2">[onshow.firma_kontaktperso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vantGarde" svg:font-family="AvantGarde" style:font-family-generic="roman" style:font-pitch="variable"/>
    <style:font-face style:name="CG Times (WN)" svg:font-family="'CG Times (WN)'" style:font-family-generic="roman" style:font-pitch="variable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ans1" svg:font-family="Liberation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style:line-height-at-least="0.423cm" fo:text-align="justify" style:justify-single-word="false" fo:orphans="2" fo:widows="2" fo:text-indent="1.251cm" style:auto-text-indent="false" style:writing-mode="lr-tb"/>
      <style:text-properties fo:font-size="12pt" fo:language="fr" fo:country="FR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00%"/>
      <style:text-properties style:font-name="Arial" fo:font-family="Arial" style:font-family-generic="roman" style:font-pitch="variable" fo:font-size="10pt" style:font-size-asian="10pt" style:language-asian="fr" style:country-asian="FR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CG Times (WN)" fo:font-family="'CG Times (WN)'" style:font-family-generic="roman" style:font-pitch="variable" fo:font-size="10pt" fo:font-weight="bold" style:font-size-asian="10pt" style:language-asian="en" style:country-asian="US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vantGarde" fo:font-family="AvantGarde" style:font-family-generic="roman" style:font-pitch="variable" fo:font-size="48pt" style:text-underline-style="solid" style:text-underline-width="auto" style:text-underline-color="font-color" fo:font-weight="bold" style:font-size-asian="48pt" style:language-asian="en" style:country-asian="US" style:font-weight-asian="bold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extkörper_20_Zchn" style:display-name="Textkörper Zchn" style:family="text" style:parent-style-name="Default_20_Paragraph_20_Font">
      <style:text-properties style:font-name="Arial" fo:font-family="Arial" style:font-family-generic="roman" style:font-pitch="variable" fo:language="fr" fo:country="FR" style:language-asian="fr" style:country-asian="F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style-name="Standard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51cm" fo:margin-bottom="0.501cm" fo:margin-left="4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Steve Klicek</meta:initial-creator>
    <meta:editing-cycles>75</meta:editing-cycles>
    <meta:print-date>2005-11-14T13:10:00</meta:print-date>
    <meta:creation-date>2015-11-05T16:00:00</meta:creation-date>
    <dc:date>2020-04-21T16:26:24.199890610</dc:date>
    <meta:editing-duration>PT5M12S</meta:editing-duration>
    <meta:generator>LibreOffice/6.0.7.3$Linux_X86_64 LibreOffice_project/00m0$Build-3</meta:generator>
    <meta:document-statistic meta:table-count="1" meta:image-count="0" meta:object-count="0" meta:page-count="1" meta:paragraph-count="25" meta:word-count="64" meta:character-count="579" meta:non-whitespace-character-count="532"/>
    <meta:user-defined meta:name="AppVersion">16.0000</meta:user-defined>
    <meta:user-defined meta:name="Company">BEST Ingénieurs-Conseils SAR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